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Corpus_20_A">
      <style:text-properties fo:color="#0000ff"/>
    </style:style>
    <style:style style:name="P4" style:family="paragraph" style:parent-style-name="Corpus_20_A">
      <style:text-properties fo:color="#0000ff" officeooo:paragraph-rsid="00108dbf"/>
    </style:style>
    <style:style style:name="P5" style:family="paragraph" style:parent-style-name="Corpus_20_A">
      <style:text-properties fo:color="#0000ff" officeooo:paragraph-rsid="00146d63"/>
    </style:style>
    <style:style style:name="P6" style:family="paragraph" style:parent-style-name="Corpus_20_A">
      <style:text-properties fo:color="#0000ff" officeooo:rsid="00160f2d" officeooo:paragraph-rsid="00160f2d"/>
    </style:style>
    <style:style style:name="P7" style:family="paragraph" style:parent-style-name="Corpus_20_A">
      <style:text-properties fo:color="#800000" officeooo:rsid="00108dbf" officeooo:paragraph-rsid="00131d20"/>
    </style:style>
    <style:style style:name="P8" style:family="paragraph" style:parent-style-name="Corpus_20_A">
      <style:text-properties fo:color="#800000" officeooo:paragraph-rsid="00131d20"/>
    </style:style>
    <style:style style:name="P9" style:family="paragraph" style:parent-style-name="Corpus_20_A">
      <style:text-properties fo:color="#800000" officeooo:rsid="00160f2d" officeooo:paragraph-rsid="00160f2d"/>
    </style:style>
    <style:style style:name="P10" style:family="paragraph" style:parent-style-name="Corpus_20_Note">
      <style:text-properties fo:color="#0000ff"/>
    </style:style>
    <style:style style:name="P11" style:family="paragraph" style:parent-style-name="Corpus_20_Note">
      <style:text-properties fo:color="#0000ff" officeooo:paragraph-rsid="000fffa9"/>
    </style:style>
    <style:style style:name="P12" style:family="paragraph" style:parent-style-name="Corpus_20_Note">
      <style:text-properties fo:color="#0000ff" officeooo:paragraph-rsid="00108dbf"/>
    </style:style>
    <style:style style:name="T1" style:family="text">
      <style:text-properties officeooo:rsid="000fffa9"/>
    </style:style>
    <style:style style:name="T2" style:family="text">
      <style:text-properties officeooo:rsid="00108dbf"/>
    </style:style>
    <style:style style:name="T3" style:family="text">
      <style:text-properties officeooo:rsid="00118ea3"/>
    </style:style>
    <style:style style:name="T4" style:family="text">
      <style:text-properties officeooo:rsid="00131d20"/>
    </style:style>
    <style:style style:name="T5" style:family="text">
      <style:text-properties officeooo:rsid="00146d63"/>
    </style:style>
    <style:style style:name="T6" style:family="text">
      <style:text-properties officeooo:rsid="00160f2d"/>
    </style:style>
    <style:style style:name="T7" style:family="text">
      <style:text-properties fo:font-weight="bold" officeooo:rsid="00160f2d" style:font-weight-asian="bold" style:font-weight-complex="bold"/>
    </style:style>
    <style:style style:name="T8" style:family="text">
      <style:text-properties officeooo:rsid="0017e3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des fantassins</text:h>
      <text:p text:style-name="Title_20_Shobido_20_2">« tir appuyé »</text:p>
      <text:p text:style-name="P3">L'unité ne peut pas se déplacer mais peut pivoter sur elle même pendant la phase de mouvement.</text:p>
      <text:p text:style-name="P4">Elle peut tirer au début de la phase de tir <text:span text:style-name="T2">avec un modificateur</text:span> de <text:span text:style-name="T2">tir de </text:span>+<text:span text:style-name="T2">2</text:span>, avant les unités en « mouvement » et en « manœuvre » et avant les unités en « tir appuyé » qui ont une valeur d'initiative inférieure à la sienne.</text:p>
      <text:p text:style-name="P7">De plus, lors de la résolution du tir, les soldats en « tir appuyé » peuvent <text:span text:style-name="T3">effectuer un « tir ciblé »</text:span>. <text:span text:style-name="T3">Un tir ciblé demande au joueur à l'origine du tir de désigner la cible réelle du tir (cela peut-être n'importe quelle figurine ennemie). La cible</text:span> est <text:span text:style-name="T4">effectivement susceptible d'être touchée</text:span> en cas de résultat de 10 au jet de tir, sinon c’est le soldat le plus proche <text:span text:style-name="T4">parmi les</text:span> plus facile à toucher qui est <text:span text:style-name="T4">ciblé</text:span> à sa place. <text:span text:style-name="T4">Le ciblage ne remplace pas le jet de tir , il le prolonge en définissant si la touche est attribuée à une figurine plutôt qu'une autre.</text:span></text:p>
      <text:p text:style-name="P4">Elle <text:s/>bénéficie d'un « modificateur d<text:span text:style-name="T2">'exposition</text:span> » de 1 (les unités adverses ont un malus de 1 pour la toucher).</text:p>
      <text:p text:style-name="Title_20_Shobido_20_2">« manœuvre »</text:p>
      <text:p text:style-name="P4">L'unité peut se déplacer <text:span text:style-name="T2">de tout ou partie </text:span>d<text:span text:style-name="T2">'une distance de</text:span> 3ps pendant la phase de <text:span text:style-name="T2">mouvement</text:span>.</text:p>
      <text:p text:style-name="P3">Elle peut <text:span text:style-name="T2">ensuite</text:span> :</text:p>
      <text:p text:style-name="P10"><text:tab/>1. Soit tirer durant la phase de tir de riposte, après les unités en « tir appuyé » et en « mouvement », et avant les unités en « manœuvre » qui ont une valeur d'initiative inférieure à la sienne.</text:p>
      <text:p text:style-name="P11"><text:tab/>2. Soit effectuer un « mouvement de charge » <text:span text:style-name="T1">de 3ps</text:span> au début de la phase de corps à corps. </text:p>
      <text:p text:style-name="P3">Elle <text:s/>bénéficie d'un « modificateur d<text:span text:style-name="T2">'exposition</text:span> » de 2 (les unités adverses ont un malus de 2 pour la toucher).</text:p>
      <text:p text:style-name="P3">Si elle charge, l'unité bénéficie d'un bonus de 2 en CC pour ce tour.</text:p>
      <text:p text:style-name="Title_20_Shobido_20_2">« Mouvement »</text:p>
      <text:p text:style-name="P3">L'unité peut se déplacer de <text:span text:style-name="T2">tout ou partie de </text:span>sa capacité de mouvement en « pas » lors de la phase de mouvement.</text:p>
      <text:p text:style-name="P3">Elle peut <text:span text:style-name="T2">ensuite </text:span>:</text:p>
      <text:p text:style-name="P12"><text:tab/>1. Soit tirer durant la phase de tir tactique avec un m<text:span text:style-name="T2">odificateur</text:span> <text:span text:style-name="T2">de tir</text:span> de -1, après les unités en « tir appuyé » mais avant celles en « manœuvre », et <text:span text:style-name="T4">avant </text:span>celles en « mouvement » qui ont une valeur d'initiative inférieure à la sienne.</text:p>
      <text:p text:style-name="P10"><text:tab/>2. Soit effectuer un « mouvement de charge » <text:span text:style-name="T4">de 4ps a</text:span>u début de la phase de corps à corps.</text:p>
      <text:p text:style-name="P3">Si elle charge, l'unité bénéficie d'un bonus de 2 à sa CC pour ce tour.</text:p>
      <text:p text:style-name="Title_20_Shobido_20_2">« <text:span text:style-name="T2">REDEPLOIEMENT</text:span>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 <text:span text:style-name="T5">(possibilité de plusieurs tentatives??)</text:span></text:p>
      <text:p text:style-name="P5">L'unité peut se déplacer d<text:span text:style-name="T4">e tout ou partie de</text:span> sa capacité de mouvement en « pas » pendant la phase de mouvement.</text:p>
      <text:p text:style-name="P5"><text:span text:style-name="T4">Elle peut à nouveau se déplacer de tout ou partie de sa capacité de mouvement additionné de 3ps à la fin de la phase de tir.</text:span></text:p>
      <text:p text:style-name="P3">En revanche l'unité se voit infliger un <text:span text:style-name="T4">modificareur d'exposition de -1</text:span>(les unités adverses ont un bonus de 1 pour la toucher).</text:p>
      <text:p text:style-name="P3">L'unité ne peut ni tirer, ni charger.</text:p>
      <text:h text:style-name="Title_20_Shobido_20_1" text:outline-level="1"><text:soft-page-break/>Ordres des véhicules</text:h>
      <text:p text:style-name="P3">Le <text:span text:style-name="T5">déplacement</text:span> d'un véhicule doit être effectué en ligne droite. Les rotations ne peuvent avoir lieu que avant et après le <text:span text:style-name="T5">déplacement</text:span>, selon l'ordre reçu.</text:p>
      <text:p text:style-name="P3">Un véhicule selon son ordre a un minimum et un maximum de déplacement, il doit effectuer un déplacement compris entre ces deux valeurs, même si cela l'amène à <text:span text:style-name="T5">entrer</text:span> <text:span text:style-name="T5">en</text:span> collision.</text:p>
      <text:p text:style-name="P6">Ainsi :</text:p>
      <text:p text:style-name="P10">S<text:span text:style-name="T6">'il</text:span> entre en contact avec un blindé et qu'<text:span text:style-name="T6">il</text:span> dispose d'un éventreur, <text:span text:style-name="T6">il</text:span> peut tenter un assaut.</text:p>
      <text:p text:style-name="P10">S<text:span text:style-name="T6">'il</text:span> entre en contact avec un blindé et qu'<text:span text:style-name="T6">il</text:span> <text:span text:style-name="T7">ne</text:span><text:span text:style-name="T6"> </text:span>dispose <text:span text:style-name="T7">pas</text:span><text:span text:style-name="T6"> </text:span>d'un éventreur, <text:span text:style-name="T6">Les deux blindés effectuent un « jet de dégâts groupés » commun.</text:span></text:p>
      <text:p text:style-name="P10">S<text:span text:style-name="T6">'il </text:span>entre en contact avec un fantassin et qu'<text:span text:style-name="T6">il</text:span> dispose de la compétence « écrasement », on effectue l'écrasement.</text:p>
      <text:p text:style-name="P10">S<text:span text:style-name="T6">'il </text:span>entre en contact avec un fantassin et qu'<text:span text:style-name="T6">il</text:span> <text:span text:style-name="T7">ne</text:span><text:span text:style-name="T6"> </text:span>dispose <text:span text:style-name="T7">pas</text:span> de la compétence « écrasement », <text:span text:style-name="T6">le fantassin est déplacé sur une distance aussi courte que possible <text:s/>de manière à ne plus gêner le déplacement du véhicule.</text:span></text:p>
      <text:p text:style-name="P10">S<text:span text:style-name="T6">'il</text:span> entre en contact avec un élément de décors, on effectue pour le véhicule et le décors un « jet de dégât<text:span text:style-name="T6">s</text:span> groupé<text:span text:style-name="T6">s</text:span> » <text:span text:style-name="T6">commun</text:span>.</text:p>
      <text:p text:style-name="Title_20_Shobido_20_2">« tir appuyé »</text:p>
      <text:p text:style-name="P3">L<text:span text:style-name="T5">e véhicule</text:span> se déplace d'un nombre de « pas » qui dépend de la classe du <text:span text:style-name="T6">véhicule,</text:span> pendant la phase de mouvement. <text:span text:style-name="T6">Il</text:span> peut effectuer une rotation avant et après son mouvement. </text:p>
      <text:p text:style-name="P5"><text:span text:style-name="T5">Il</text:span> peut tirer au début de la phase de tir <text:span text:style-name="T2">avec un modificateur</text:span> de <text:span text:style-name="T2">tir de </text:span>+<text:span text:style-name="T2">2</text:span>, avant les unités en « mouvement » et en « manœuvre » et avant les unités en « tir appuyé » qui ont une valeur d'initiative inférieure à la sienne.</text:p>
      <text:p text:style-name="Title_20_Shobido_20_2">« manœuvre »</text:p>
      <text:p text:style-name="P3"><text:span text:style-name="T6">Le véhicule</text:span> se déplace d'un nombre de « pas » qui dépend de la classe du <text:span text:style-name="T6">véhicule,</text:span> pendant la phase de mouvement. <text:span text:style-name="T6">Il</text:span> peut effectuer une rotation avant et après son mouvement.</text:p>
      <text:p text:style-name="P3"><text:span text:style-name="T6">Il</text:span> peut tirer durant la phase de tir de riposte, après les unités en « tir appuyé » et en « mouvement », et avant les unités qui ont une valeur d'initiative inférieure à la sienne.</text:p>
      <text:p text:style-name="Title_20_Shobido_20_2">« Mouvement »</text:p>
      <text:p text:style-name="P3">L<text:span text:style-name="T6">e véhicule</text:span> se déplace d'un nombre de « pas » qui dépend de la classe du <text:span text:style-name="T6">véhicule,</text:span> pendant la phase de mouvement. <text:span text:style-name="T6">Il </text:span>peut effectuer une rotation avant son mouvement.</text:p>
      <text:p text:style-name="P3"><text:span text:style-name="T6">Il</text:span> peut tirer durant la phase de tir tactique, après les unités en « tir appuyé » mais avant celles en « manœuvre », et <text:span text:style-name="T6">avant </text:span>celles en « mouvement » qui ont une valeur d'initiative inférieure à la sienne, avec cependant un malus pour toucher de 1.</text:p>
      <text:p text:style-name="Corpus_20_A"/>
      <text:h text:style-name="Title_20_Shobido_20_1" text:outline-level="1"><text:soft-page-break/>États des fantassins</text:h>
      <text:p text:style-name="P9">Les différents états des fantassins représentent des situations de combat qui <text:span text:style-name="T8">se trouvent</text:span> caractéris<text:span text:style-name="T8">ées par une altération</text:span> <text:span text:style-name="T8">d</text:span>es capacités d'un soldat à un moment donné <text:span text:style-name="T8">par rapport à un état neutre qui se définirait ici par « valide » et non « engagé » (= libre ?)</text:span>.</text:p>
      <text:p text:style-name="Title_20_Shobido_20_2">« Valide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Engagé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p text:style-name="Title_20_Shobido_20_2">« Servant »</text:p>
      <text:p text:style-name="Corpus_20_A">Désigne l'état d'un soldat qui utilise une arme montée sur affut. On signale l'état « servant » par un pion dédié à cet effet.</text:p>
      <text:p text:style-name="Corpus_20_A">Un soldat peut devenir servant durant la phase d'ordre, au moment de la gestion des réserves, s'il est en contact avec un affut.</text:p>
      <text:p text:style-name="Corpus_20_A">Un soldat peut quitter l'état de servant durant la phase d'ordre, au moment de la gestion des réserves.</text:p>
      <text:p text:style-name="Corpus_20_A">Un servant qui est bloqué ou mis au tapis perd automatiquement et immédiatement son état de servant.</text:p>
      <text:p text:style-name="Corpus_20_A">Un servant ne peut recevoir que les ordres « tir appuyé » et « déplacement ». Les servants d'un même affut ne peuvent pas recevoir des ordres différents.</text:p>
      <text:p text:style-name="Title_20_Shobido_20_2">« Bloqué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mais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ventre et en lui adjoignant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text:soft-page-break/>Un soldat « au tapis » pris pour cible par un tir bénéficie d'un « modificateur de camouflage » de -2.</text:p>
      <text:p text:style-name="Corpus_20_A">Un soldat « au tapis » s'il est engagé en corps à corps est mis « hors combat ».</text:p>
      <text:h text:style-name="Title_20_Shobido_20_1" text:outline-level="1">états des véhicules</text:h>
      <text:p text:style-name="Corpus_20_A">Au fur et a mesure que des dégâts sont infligés aux différents ensembles du blindé, le blindé est affecté par certains états successifs, différents selon l'ensemble qui subit les dégâts :</text:p>
      <text:p text:style-name="Title_20_Shobido_20_3">équipage</text:p>
      <text:p text:style-name="Title_20_Shobido_20_2">équipage fantôme</text:p>
      <text:p text:style-name="Corpus_20_A">Le blindé doit choisir entre bouger ou tirer, il ne peut jamais effectuer les deux dans un même tour.</text:p>
      <text:p text:style-name="Title_20_Shobido_20_2">équipage détruit</text:p>
      <text:p text:style-name="Corpus_20_A">Le blindé est vidé de ses occupants (sauf ceux transportés dans le cargo qui peuvent y demeurer s'ils le souhaitent), il est inutilisable pour le reste de la bataille, on peut continuer a tirer dessus, mais il ne constitue plus une menace.</text:p>
      <text:p text:style-name="Title_20_Shobido_20_3">arme</text:p>
      <text:p text:style-name="Title_20_Shobido_20_2">arme jumelée détruite</text:p>
      <text:p text:style-name="Corpus_20_A">L'arme perd 50% de son angle de tir.</text:p>
      <text:p text:style-name="Title_20_Shobido_20_2">arme détruite</text:p>
      <text:p text:style-name="Corpus_20_A">L'arme est détruite. Sans réparation possible.</text:p>
      <text:p text:style-name="Title_20_Shobido_20_3">propulsion</text:p>
      <text:p text:style-name="Title_20_Shobido_20_2">Propulsion abimée</text:p>
      <text:p text:style-name="Corpus_20_A">Le blindé perd 50% de son mouvement et des modificateurs de toucher associés, quelque soit l'ordre donné à ce blindé.</text:p>
      <text:p text:style-name="Title_20_Shobido_20_2">Immobilisé</text:p>
      <text:p text:style-name="Corpus_20_A">Le blindé est immobilisé.</text:p>
      <text:p text:style-name="Title_20_Shobido_20_2">propulsion détruite</text:p>
      <text:p text:style-name="Corpus_20_A">Le blindé est immobilisé définitivement. Sans réparation possible.</text:p>
      <text:p text:style-name="Title_20_Shobido_20_3"><text:soft-page-break/>moteur</text:p>
      <text:p text:style-name="Title_20_Shobido_20_2">Moteur abimé</text:p>
      <text:p text:style-name="Corpus_20_A">Le blindé perd 50% de son initiative, et 50% du mouvement et des modificateurs de toucher associés, quelque soit l'ordre donné à ce blindé.</text:p>
      <text:p text:style-name="Title_20_Shobido_20_2">moteur a l'agonie</text:p>
      <text:p text:style-name="Corpus_20_A">Le blindé perd 100% de son initiative, et 100% de son mouvement et des modificateurs de toucher associés, quelque soit l'ordre donné à ce blindé.</text:p>
      <text:p text:style-name="Title_20_Shobido_20_2">moteur détruit</text:p>
      <text:p text:style-name="Corpus_20_A">Le blindé est immobilisé et perd toute son initiative définitivement. Sans réparation possible.</text:p>
      <text:p text:style-name="Title_20_Shobido_20_3">réservoir</text:p>
      <text:p text:style-name="Title_20_Shobido_20_2">réservoir percé</text:p>
      <text:p text:style-name="Corpus_20_A">Le blindé perd un point de propulsion et de moteur chaque tour jusqu'à réparation au delà de ce marqueur.</text:p>
      <text:p text:style-name="Title_20_Shobido_20_2">réservoir instable</text:p>
      <text:p text:style-name="Corpus_20_A">Placez un marqueur explosion sur le blindé, il effectue un test d'explosion à chaque tour désormais et jusqu'à l'explosion du blindé ou la réparation au delà de ce marqueur.</text:p>
      <text:p text:style-name="Title_20_Shobido_20_2">explosion</text:p>
      <text:p text:style-name="Corpus_20_A">Le blindé explose. Il est entièrement détr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family="'Copperplate Gothic Bold'" style:font-style-name="Normal" style:font-family-generic="swiss" style:font-pitch="variable"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family="Sylfaen" style:font-style-name="Normal" style:font-family-generic="roman" style:font-pitch="variable"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fo:padding="0cm" fo:border="none" style:shadow="none" fo:keep-with-next="auto">
        <style:tab-stops/>
        <style:background-image/>
      </style:paragraph-properties>
      <style:text-properties style:font-name="Sylfaen1" fo:font-family="Sylfaen" style:font-style-name="Gras" style:font-family-generic="roman" style:font-pitch="variable"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family="Arial" style:font-style-name="Gras Italique" style:font-family-generic="swiss" style:font-pitch="variable"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family="'Copperplate Gothic Bold'" style:font-style-name="Normal" style:font-family-generic="swiss" style:font-pitch="variable" fo:font-size="18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font-family="Sylfaen" style:font-style-name="Normal" style:font-family-generic="roman" style:font-pitch="variable"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padding="0cm" fo:border="none" style:shadow="none" fo:keep-with-next="auto"/>
      <style:text-properties style:font-name="Sylfaen" fo:font-family="Sylfaen" style:font-style-name="Normal" style:font-family-generic="roman" style:font-pitch="variable"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Ordres et états</text:p>
      </style:header>
      <style:footer>
        <text:p text:style-name="MP1">2 <text:s/>: <text:s/><text:page-number text:select-page="current">5</text:page-number> / <text:page-count>5</text:page-count></text:p>
      </style:footer>
      <style:footer-left>
        <text:p text:style-name="MP2">2 <text:s/>: <text:s/><text:page-number text:select-page="current">4</text:page-number> / <text:page-count>5</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6M16S</meta:editing-duration>
    <meta:editing-cycles>56</meta:editing-cycles>
    <meta:generator>LibreOffice/4.1.6.2$Windows_x86 LibreOffice_project/40ff705089295be5be0aae9b15123f687c05b0a</meta:generator>
    <dc:date>2014-06-22T20:13:26.318000000</dc:date>
    <meta:document-statistic meta:table-count="0" meta:image-count="0" meta:object-count="0" meta:page-count="5" meta:paragraph-count="110" meta:word-count="2008" meta:character-count="10796" meta:non-whitespace-character-count="8880"/>
    <meta:user-defined meta:name="Info 1"/>
    <meta:user-defined meta:name="Info 2"/>
    <meta:user-defined meta:name="Info 3"/>
    <meta:user-defined meta:name="Info 4"/>
  </office:meta>
</office:document-meta>
</file>